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adornments="Regular" style:font-family-generic="modern" style:font-pitch="fixed"/>
    <style:font-face style:name="Ubuntu" svg:font-family="Ubuntu" style:font-adornments="Regular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Liberation Sans" fo:font-size="12pt" officeooo:rsid="001bb1c7" officeooo:paragraph-rsid="001bb1c7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Liberation Sans" officeooo:rsid="001bb1c7" officeooo:paragraph-rsid="001bb1c7"/>
    </style:style>
    <style:style style:name="P3" style:family="paragraph" style:parent-style-name="Table_20_Contents">
      <style:text-properties style:font-name="Liberation Sans" officeooo:rsid="0010c873" officeooo:paragraph-rsid="0010c873"/>
    </style:style>
    <style:style style:name="P4" style:family="paragraph" style:parent-style-name="Table_20_Contents">
      <style:text-properties style:font-name="Liberation Sans" officeooo:rsid="001617c1" officeooo:paragraph-rsid="001617c1"/>
    </style:style>
    <style:style style:name="P5" style:family="paragraph" style:parent-style-name="Table_20_Contents">
      <style:text-properties style:font-name="Liberation Sans"/>
    </style:style>
    <style:style style:name="P6" style:family="paragraph" style:parent-style-name="Table_20_Contents">
      <style:text-properties style:font-name="Liberation Sans" officeooo:rsid="0010c873" officeooo:paragraph-rsid="0010c873"/>
    </style:style>
    <style:style style:name="P7" style:family="paragraph" style:parent-style-name="Table_20_Contents">
      <style:text-properties style:font-name="Liberation Sans" officeooo:rsid="003a02f7" officeooo:paragraph-rsid="003a02f7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text-properties officeooo:rsid="002fb570" officeooo:paragraph-rsid="002fb570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a44c1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draw:textarea-vertical-align="middle" fo:min-height="5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2397317731248">
          <table:table-cell table:style-name="Table1.A1" office:value-type="string">
            <text:p text:style-name="P3">Autor:</text:p>
          </table:table-cell>
          <table:table-cell table:style-name="Table1.B1" office:value-type="string">
            <text:p text:style-name="P3">Radosław Smoter</text:p>
          </table:table-cell>
        </table:table-row>
        <table:table-row table:style-name="TableLine2397317726352">
          <table:table-cell table:style-name="Table1.A2" office:value-type="string">
            <text:p text:style-name="P3">Numer sprawozdania:</text:p>
          </table:table-cell>
          <table:table-cell table:style-name="Table1.B2" office:value-type="string">
            <text:p text:style-name="P7">3</text:p>
          </table:table-cell>
        </table:table-row>
        <table:table-row table:style-name="TableLine2397317723088">
          <table:table-cell table:style-name="Table1.A2" office:value-type="string">
            <text:p text:style-name="P3">Data oddania:</text:p>
          </table:table-cell>
          <table:table-cell table:style-name="Table1.B2" office:value-type="string">
            <text:p text:style-name="P5"><text:date style:data-style-name="N36" text:date-value="2022-04-03T16:47:43.811999768" text:fixed="true">3.04.2022</text:date></text:p>
          </table:table-cell>
        </table:table-row>
        <table:table-row table:style-name="TableLine2397317731520">
          <table:table-cell table:style-name="Table1.A2" office:value-type="string">
            <text:p text:style-name="P3">Prowadzący:</text:p>
          </table:table-cell>
          <table:table-cell table:style-name="Table1.B2" office:value-type="string">
            <text:p text:style-name="P4"><text:span text:style-name="T1">d</text:span>r inż. Krzysztof Schiff</text:p>
          </table:table-cell>
        </table:table-row>
      </table:table>
      <text:p text:style-name="Standard"><draw:frame text:anchor-type="paragraph" draw:z-index="0" draw:name="Shape1" draw:style-name="gr1" draw:text-style-name="P11" svg:width="13.495cm" svg:height="5.081cm" svg:x="1.356cm" svg:y="7.176cm"><draw:text-box><text:p text:style-name="P10"><text:span text:style-name="T2">Probablistyka</text:span></text:p><text:p text:style-name="P10"><text:span text:style-name="T2">w zastosowaniach technicznych</text:span></text:p></draw:text-box></draw:frame></text:p>
      <text:h text:style-name="P8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adornments="Regular" style:font-family-generic="modern" style:font-pitch="fixed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margin-left="1cm" fo:margin-right="0cm" fo:text-indent="0cm" style:auto-text-indent="false" style:page-number="auto" text:number-lines="false" text:line-number="0"/>
      <style:text-properties style:font-name="Ubuntu" fo:font-family="Ubuntu" style:font-style-name="Regular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de" style:family="paragraph" style:parent-style-name="Text_20_body" style:master-page-name="">
      <style:paragraph-properties fo:margin-top="0cm" fo:margin-bottom="0cm" style:contextual-spacing="false" style:page-number="auto"/>
      <style:text-properties style:font-name="Source Code Pro" fo:font-family="'Source Code Pro'" style:font-style-name="Regular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ans" fo:font-size="12pt" officeooo:rsid="001bb1c7" officeooo:paragraph-rsid="001bb1c7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style:font-name="Liberation Sans" officeooo:rsid="001bb1c7" officeooo:paragraph-rsid="001bb1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bablistyka w zastosowaniach technicznych</text:p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Kraków 2022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9T17:53:33.834422369</meta:creation-date>
    <dc:date>2022-04-04T12:24:01.725000000</dc:date>
    <meta:editing-duration>PT23M18S</meta:editing-duration>
    <meta:editing-cycles>13</meta:editing-cycles>
    <meta:generator>LibreOffice/7.2.2.2$Windows_X86_64 LibreOffice_project/02b2acce88a210515b4a5bb2e46cbfb63fe97d56</meta:generator>
    <meta:document-statistic meta:table-count="1" meta:image-count="0" meta:object-count="0" meta:page-count="2" meta:paragraph-count="11" meta:word-count="21" meta:character-count="153" meta:non-whitespace-character-count="143"/>
  </office:meta>
</office:document-meta>
</file>